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paragraph-rsid="001a8712" style:font-size-asian="12pt" style:font-weight-asian="normal" style:font-name-complex="Arial1" style:font-size-complex="12pt" style:font-weight-complex="normal"/>
    </style:style>
    <style:style style:name="P2" style:family="paragraph" style:parent-style-name="Text_20_body">
      <style:text-properties style:font-name="Times New Roman" fo:font-size="12pt" style:font-size-asian="12pt" style:font-size-complex="12pt"/>
    </style:style>
    <style:style style:name="P3" style:family="paragraph" style:parent-style-name="Text_20_body">
      <style:paragraph-properties fo:text-align="start" style:justify-single-word="false"/>
      <style:text-properties style:font-name="Times New Roman" fo:font-size="12pt" officeooo:paragraph-rsid="0022d3c5" style:font-size-asian="12pt" style:font-size-complex="12pt"/>
    </style:style>
    <style:style style:name="P4" style:family="paragraph" style:parent-style-name="Text_20_body">
      <style:text-properties style:font-name="Times New Roman" fo:font-size="12pt" officeooo:paragraph-rsid="002898c8" style:font-size-asian="12pt" style:font-size-complex="12pt"/>
    </style:style>
    <style:style style:name="P5" style:family="paragraph" style:parent-style-name="Text_20_body">
      <style:text-properties style:font-name="Times New Roman" fo:font-size="12pt" fo:font-weight="normal" officeooo:paragraph-rsid="0029be30" style:font-size-asian="12pt" style:font-weight-asian="normal" style:font-size-complex="12pt" style:font-weight-complex="normal"/>
    </style:style>
    <style:style style:name="P6" style:family="paragraph" style:parent-style-name="Text_20_body">
      <style:text-properties officeooo:paragraph-rsid="002b9ce6"/>
    </style:style>
    <style:style style:name="P7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paragraph-rsid="001fc981" style:text-blinking="false" fo:background-color="transparent" style:font-size-asian="12pt" style:font-weight-asian="bold" style:font-name-complex="Arial1" style:font-size-complex="12pt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fc981" style:text-blinking="false" fo:background-color="transparent" style:font-size-asian="12pt" style:font-weight-asian="normal" style:font-name-complex="Arial1" style:font-size-complex="12pt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215f93" officeooo:paragraph-rsid="00215f93" style:text-blinking="false" fo:background-color="transparent" style:font-size-asian="12pt" style:font-weight-asian="normal" style:font-name-complex="Arial1" style:font-size-complex="12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22d3c5" officeooo:paragraph-rsid="0022d3c5" style:text-blinking="false" fo:background-color="transparent" style:font-size-asian="12pt" style:font-weight-asian="normal" style:font-name-complex="Arial1" style:font-size-complex="12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22d3c5" officeooo:paragraph-rsid="00259d66" style:text-blinking="false" fo:background-color="transparent" style:font-size-asian="12pt" style:font-weight-asian="normal" style:font-name-complex="Arial1" style:font-size-complex="12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a8712" style:text-blinking="false" fo:background-color="transparent" style:font-size-asian="12pt" style:font-name-complex="Times New Roman1" style:font-size-complex="12pt"/>
    </style:style>
    <style:style style:name="P13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fo:font-size="11pt" officeooo:paragraph-rsid="001a8712" style:font-size-asian="11pt" style:font-name-complex="Times New Roman1" style:font-size-complex="11pt"/>
    </style:style>
    <style:style style:name="P15" style:family="paragraph" style:parent-style-name="Standard">
      <style:paragraph-properties fo:text-align="center" style:justify-single-word="false"/>
      <style:text-properties fo:font-size="11pt" officeooo:paragraph-rsid="001fc981" style:font-size-asian="11pt" style:font-name-complex="Times New Roman1" style:font-size-complex="11pt"/>
    </style:style>
    <style:style style:name="P16" style:family="paragraph" style:parent-style-name="Standard">
      <style:paragraph-properties fo:text-align="center" style:justify-single-word="false"/>
      <style:text-properties fo:font-size="11pt" officeooo:rsid="001fc981" officeooo:paragraph-rsid="001fc981" style:font-size-asian="11pt" style:font-size-complex="11pt"/>
    </style:style>
    <style:style style:name="P17" style:family="paragraph" style:parent-style-name="Standard">
      <style:paragraph-properties fo:text-align="center" style:justify-single-word="false"/>
      <style:text-properties officeooo:paragraph-rsid="001fc981"/>
    </style:style>
    <style:style style:name="P18" style:family="paragraph" style:parent-style-name="Standard">
      <style:paragraph-properties fo:text-align="center" style:justify-single-word="false"/>
      <style:text-properties officeooo:rsid="001cf6a8" officeooo:paragraph-rsid="001fc981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2pt" fo:font-weight="bold" officeooo:paragraph-rsid="001a8712" style:font-size-asian="12pt" style:font-weight-asian="bold" style:font-name-complex="Times New Roman1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2pt" fo:font-weight="bold" officeooo:rsid="003620bb" officeooo:paragraph-rsid="003620bb" style:font-size-asian="12pt" style:font-weight-asian="bold" style:font-name-complex="Times New Roman1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2pt" officeooo:paragraph-rsid="001a8712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2pt" officeooo:paragraph-rsid="00215f93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2pt" officeooo:paragraph-rsid="004356ab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2pt" officeooo:rsid="001cf6a8" officeooo:paragraph-rsid="001cf6a8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2pt" officeooo:paragraph-rsid="001a8712" style:font-size-asian="12pt" style:font-name-complex="Times New Roman1" style:font-size-complex="12pt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2pt" fo:font-weight="normal" officeooo:paragraph-rsid="001fc981" style:font-size-asian="12pt" style:font-weight-asian="normal" style:font-name-complex="Times New Roman1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2pt" fo:font-weight="normal" officeooo:paragraph-rsid="003ed4bd" style:font-size-asian="12pt" style:font-weight-asian="normal" style:font-name-complex="Times New Roman1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ize="12pt" fo:font-weight="normal" officeooo:paragraph-rsid="0022d3c5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2pt" fo:font-weight="normal" officeooo:paragraph-rsid="002898c8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paragraph-rsid="001a8712" style:font-size-asian="12pt" style:font-weight-asian="normal" style:font-name-complex="Arial1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bold" officeooo:rsid="00327ab0" officeooo:paragraph-rsid="00327ab0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bold" officeooo:rsid="0033f059" officeooo:paragraph-rsid="0033f059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rsid="002ece16" officeooo:paragraph-rsid="002ece16" style:font-size-asian="12pt" style:font-weight-asian="bold" style:font-name-complex="Times New Roman1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rsid="00324e13" officeooo:paragraph-rsid="00324e13" style:font-size-asian="12pt" style:font-weight-asian="bold" style:font-name-complex="Times New Roman1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2d3c5" style:text-blinking="false" fo:background-color="transparent" style:font-size-asian="12pt" style:font-size-complex="12pt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2pt" officeooo:paragraph-rsid="001c666c" style:font-size-asian="12pt" style:font-size-complex="12pt"/>
    </style:style>
    <style:style style:name="P37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paragraph-rsid="00215f93" style:text-blinking="false" fo:background-color="transparent" style:font-size-asian="12pt" style:font-weight-asian="normal" style:font-name-complex="Arial1" style:font-size-complex="12pt" style:font-weight-complex="normal"/>
    </style:style>
    <style:style style:name="P38" style:family="paragraph" style:parent-style-name="Text_20_body" style:list-style-name="L8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rsid="00215f93" officeooo:paragraph-rsid="0022d3c5" style:text-blinking="false" fo:background-color="transparent" style:font-size-asian="12pt" style:font-weight-asian="bold" style:font-name-complex="Arial1" style:font-size-complex="12pt" style:font-weight-complex="bold"/>
    </style:style>
    <style:style style:name="P39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215f93" officeooo:paragraph-rsid="00215f93" style:text-blinking="false" fo:background-color="transparent" style:font-size-asian="12pt" style:font-weight-asian="normal" style:font-name-complex="Arial1" style:font-size-complex="12pt" style:font-weight-complex="normal"/>
    </style:style>
    <style:style style:name="P40" style:family="paragraph" style:parent-style-name="Text_20_body" style:list-style-name="L8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215f93" officeooo:paragraph-rsid="0022d3c5" style:text-blinking="false" fo:background-color="transparent" style:font-size-asian="12pt" style:font-weight-asian="normal" style:font-name-complex="Arial1" style:font-size-complex="12pt" style:font-weight-complex="normal"/>
    </style:style>
    <style:style style:name="P41" style:family="paragraph" style:parent-style-name="Text_20_body" style:list-style-name="L10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22d3c5" officeooo:paragraph-rsid="00259d66" style:text-blinking="false" fo:background-color="transparent" style:font-size-asian="12pt" style:font-weight-asian="normal" style:font-name-complex="Arial1" style:font-size-complex="12pt" style:font-weight-complex="normal"/>
    </style:style>
    <style:style style:name="P42" style:family="paragraph" style:parent-style-name="Text_20_body" style:list-style-name="L8">
      <style:paragraph-properties fo:text-align="start" style:justify-single-word="false"/>
      <style:text-properties style:font-name="Times New Roman" fo:font-size="12pt" officeooo:paragraph-rsid="0022d3c5" style:font-size-asian="12pt" style:font-size-complex="12pt"/>
    </style:style>
    <style:style style:name="P43" style:family="paragraph" style:parent-style-name="Text_20_body" style:list-style-name="L12">
      <style:text-properties style:font-name="Times New Roman" fo:font-size="12pt" officeooo:paragraph-rsid="002e05e5" style:font-size-asian="12pt" style:font-size-complex="12pt"/>
    </style:style>
    <style:style style:name="P44" style:family="paragraph" style:parent-style-name="Text_20_body" style:list-style-name="L11">
      <style:text-properties style:font-name="Times New Roman" fo:font-size="12pt" fo:font-weight="bold" officeooo:paragraph-rsid="002898c8" style:font-size-asian="12pt" style:font-size-complex="12pt"/>
    </style:style>
    <style:style style:name="P45" style:family="paragraph" style:parent-style-name="Text_20_body" style:list-style-name="L12">
      <style:text-properties style:font-name="Times New Roman" fo:font-size="12pt" fo:font-weight="bold" officeooo:paragraph-rsid="002b9ce6" style:font-size-asian="12pt" style:font-weight-asian="normal" style:font-size-complex="12pt" style:font-weight-complex="normal"/>
    </style:style>
    <style:style style:name="P46" style:family="paragraph" style:parent-style-name="Text_20_body" style:list-style-name="L11">
      <style:text-properties style:font-name="Times New Roman" fo:font-size="12pt" fo:font-weight="normal" officeooo:paragraph-rsid="002898c8" style:font-size-asian="12pt" style:font-weight-asian="normal" style:font-size-complex="12pt" style:font-weight-complex="normal"/>
    </style:style>
    <style:style style:name="P47" style:family="paragraph" style:parent-style-name="Text_20_body" style:list-style-name="L12">
      <style:text-properties officeooo:paragraph-rsid="002e05e5"/>
    </style:style>
    <style:style style:name="P48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4pt" fo:font-weight="bold" officeooo:paragraph-rsid="001a8712" style:font-size-asian="14pt" style:font-weight-asian="bold" style:font-name-complex="Arial1" style:font-size-complex="14pt" style:font-weight-complex="bold"/>
    </style:style>
    <style:style style:name="P49" style:family="paragraph" style:parent-style-name="Standard" style:list-style-name="WWNum2">
      <style:paragraph-properties fo:text-align="start" style:justify-single-word="false"/>
      <style:text-properties style:font-name="Times New Roman" fo:font-size="12pt" fo:font-weight="normal" officeooo:paragraph-rsid="004356ab" style:font-size-asian="12pt" style:font-weight-asian="normal" style:font-name-complex="Times New Roman1" style:font-size-complex="12pt" style:font-weight-complex="normal"/>
    </style:style>
    <style:style style:name="P50" style:family="paragraph" style:parent-style-name="Standard" style:list-style-name="WWNum2">
      <style:paragraph-properties fo:text-align="start" style:justify-single-word="false"/>
      <style:text-properties style:font-name="Times New Roman" fo:font-size="12pt" fo:font-weight="normal" officeooo:paragraph-rsid="00456901" style:font-size-asian="12pt" style:font-weight-asian="normal" style:font-name-complex="Times New Roman1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Times New Roman" fo:font-size="12pt" fo:font-weight="normal" officeooo:paragraph-rsid="004356ab" style:font-size-asian="12pt" style:font-weight-asian="normal" style:font-name-complex="Times New Roman1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Times New Roman" fo:font-size="12pt" fo:font-weight="normal" officeooo:paragraph-rsid="001a8712" style:font-size-asian="12pt" style:font-weight-asian="normal" style:font-name-complex="Times New Roman1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Times New Roman" fo:font-size="12pt" fo:font-weight="normal" officeooo:paragraph-rsid="001fc981" style:font-size-asian="12pt" style:font-weight-asian="normal" style:font-name-complex="Times New Roman1" style:font-size-complex="12pt" style:font-weight-complex="normal"/>
    </style:style>
    <style:style style:name="P54" style:family="paragraph" style:parent-style-name="Standard" style:list-style-name="L5">
      <style:paragraph-properties fo:text-align="start" style:justify-single-word="false"/>
      <style:text-properties style:font-name="Times New Roman" fo:font-size="12pt" fo:font-weight="normal" officeooo:rsid="0037bf4a" officeooo:paragraph-rsid="0037bf4a" style:font-size-asian="12pt" style:font-weight-asian="normal" style:font-name-complex="Times New Roman1" style:font-size-complex="12pt" style:font-weight-complex="normal"/>
    </style:style>
    <style:style style:name="P55" style:family="paragraph" style:parent-style-name="Standard" style:list-style-name="L6">
      <style:paragraph-properties fo:text-align="start" style:justify-single-word="false"/>
      <style:text-properties style:font-name="Times New Roman" fo:font-size="12pt" fo:font-weight="normal" officeooo:rsid="0037bf4a" officeooo:paragraph-rsid="0037bf4a" style:font-size-asian="12pt" style:font-weight-asian="normal" style:font-name-complex="Times New Roman1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Times New Roman" fo:font-size="12pt" fo:font-weight="normal" officeooo:paragraph-rsid="001a8712" style:font-size-asian="12pt" style:font-weight-asian="normal" style:font-name-complex="Arial1" style:font-size-complex="12pt" style:font-weight-complex="normal"/>
    </style:style>
    <style:style style:name="P57" style:family="paragraph" style:parent-style-name="Standard" style:list-style-name="L10">
      <style:paragraph-properties fo:text-align="start" style:justify-single-word="false"/>
      <style:text-properties style:font-name="Times New Roman" fo:font-size="12pt" fo:font-weight="normal" officeooo:paragraph-rsid="0022d3c5" style:font-size-asian="12pt" style:font-size-complex="12pt"/>
    </style:style>
    <style:style style:name="P58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2ece16" officeooo:paragraph-rsid="002ece16" style:font-size-asian="12pt" style:font-weight-asian="normal" style:font-name-complex="Times New Roman1" style:font-size-complex="12pt" style:font-weight-complex="normal"/>
    </style:style>
    <style:style style:name="P59" style:family="paragraph" style:parent-style-name="Standard" style:list-style-name="L1">
      <style:paragraph-properties fo:text-align="start" style:justify-single-word="false"/>
      <style:text-properties style:font-name="Times New Roman" fo:font-size="12pt" style:text-underline-style="none" fo:font-weight="normal" officeooo:rsid="00324e13" officeooo:paragraph-rsid="00324e13" style:font-size-asian="12pt" style:font-weight-asian="normal" style:font-name-complex="Times New Roman1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paragraph-rsid="004186b0" style:font-size-asian="12pt" style:font-weight-asian="normal" style:font-name-complex="Times New Roman1" style:font-size-complex="12pt" style:font-weight-complex="normal"/>
    </style:style>
    <style:style style:name="P61" style:family="paragraph" style:parent-style-name="Standard" style:list-style-name="L2">
      <style:paragraph-properties fo:text-align="start" style:justify-single-word="false"/>
      <style:text-properties style:font-name="Times New Roman" fo:font-size="12pt" fo:font-style="italic" style:text-underline-style="none" fo:font-weight="normal" officeooo:rsid="00324e13" officeooo:paragraph-rsid="00324e13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normal" officeooo:rsid="00324e13" officeooo:paragraph-rsid="00324e13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P63" style:family="paragraph" style:parent-style-name="Standard" style:list-style-name="L4">
      <style:paragraph-properties fo:text-align="start" style:justify-single-word="false"/>
      <style:text-properties style:font-name="Times New Roman" fo:font-size="12pt" fo:font-style="normal" style:text-underline-style="none" fo:font-weight="bold" officeooo:rsid="0033f059" officeooo:paragraph-rsid="0033f059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64" style:family="paragraph" style:parent-style-name="Standard" style:list-style-name="L3">
      <style:paragraph-properties fo:text-align="start" style:justify-single-word="false"/>
      <style:text-properties style:font-name="Times New Roman" fo:font-size="12pt" fo:font-style="normal" style:text-underline-style="none" fo:font-weight="normal" officeooo:rsid="00327ab0" officeooo:paragraph-rsid="00327ab0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65" style:family="paragraph" style:parent-style-name="Standard" style:list-style-name="L3">
      <style:paragraph-properties fo:text-align="start" style:justify-single-word="false"/>
      <style:text-properties style:font-name="Times New Roman" fo:font-size="12pt" fo:font-style="normal" style:text-underline-style="none" fo:font-weight="normal" officeooo:rsid="0033e654" officeooo:paragraph-rsid="0033e654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33e654" officeooo:paragraph-rsid="0033e654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67" style:family="paragraph" style:parent-style-name="Standard" style:list-style-name="L4">
      <style:paragraph-properties fo:text-align="start" style:justify-single-word="false"/>
      <style:text-properties style:font-name="Times New Roman" fo:font-size="12pt" fo:font-style="normal" style:text-underline-style="none" fo:font-weight="normal" officeooo:rsid="0033f059" officeooo:paragraph-rsid="0033f059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68" style:family="paragraph" style:parent-style-name="Standard" style:list-style-name="L4">
      <style:paragraph-properties fo:text-align="start" style:justify-single-word="false"/>
      <style:text-properties style:font-name="Times New Roman" fo:font-size="12pt" fo:font-style="normal" style:text-underline-style="none" fo:font-weight="normal" officeooo:rsid="0035c345" officeooo:paragraph-rsid="0035c345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Times New Roman" fo:font-size="12pt" fo:font-weight="bold" officeooo:paragraph-rsid="00464fd0" style:font-size-asian="12pt" style:font-weight-asian="bold" style:font-name-complex="Times New Roman1" style:font-size-complex="12pt" style:font-weight-complex="bold"/>
    </style:style>
    <style:style style:name="P70" style:family="paragraph" style:parent-style-name="Standard" style:list-style-name="L9">
      <style:paragraph-properties fo:text-align="start" style:justify-single-word="false"/>
      <style:text-properties style:font-name="Times New Roman" fo:font-size="12pt" officeooo:paragraph-rsid="0022d3c5" style:font-size-asian="12pt" style:font-size-complex="12pt"/>
    </style:style>
    <style:style style:name="P71" style:family="paragraph" style:parent-style-name="Standard" style:list-style-name="L9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2d3c5" style:text-blinking="false" fo:background-color="transparent" style:font-size-asian="12pt" style:font-size-complex="12pt"/>
    </style:style>
    <style:style style:name="P72" style:family="paragraph" style:parent-style-name="Standard" style:list-style-name="L10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2d3c5" style:text-blinking="false" fo:background-color="transparent" style:font-size-asian="12pt" style:font-size-complex="12pt"/>
    </style:style>
    <style:style style:name="P73" style:family="paragraph" style:parent-style-name="Standard" style:list-style-name="L9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258f86" officeooo:paragraph-rsid="00258f86" style:text-blinking="false" fo:background-color="transparent" style:font-size-asian="12pt" style:font-size-complex="12pt"/>
    </style:style>
    <style:style style:name="P74" style:family="paragraph" style:parent-style-name="Standard" style:list-style-name="WWNum2">
      <style:paragraph-properties fo:margin-left="0in" fo:margin-right="0in" fo:text-align="start" style:justify-single-word="false" fo:text-indent="0in" style:auto-text-indent="false"/>
      <style:text-properties style:font-name="Times New Roman" fo:font-size="12pt" fo:font-weight="normal" officeooo:rsid="003e1d9b" officeooo:paragraph-rsid="004356ab" style:font-size-asian="12pt" style:font-weight-asian="normal" style:font-name-complex="Times New Roman1" style:font-size-complex="12pt" style:font-weight-complex="normal"/>
    </style:style>
    <style:style style:name="P75" style:family="paragraph" style:parent-style-name="Standard" style:list-style-name="WWNum2">
      <style:paragraph-properties fo:margin-left="0.5in" fo:margin-right="0in" fo:text-align="start" style:justify-single-word="false" fo:text-indent="-0.25in" style:auto-text-indent="false"/>
      <style:text-properties style:font-name="Times New Roman" fo:font-size="12pt" fo:font-weight="normal" officeooo:rsid="003e1d9b" officeooo:paragraph-rsid="004356ab" style:font-size-asian="12pt" style:font-weight-asian="normal" style:font-name-complex="Times New Roman1" style:font-size-complex="12pt" style:font-weight-complex="normal"/>
    </style:style>
    <style:style style:name="P76" style:family="paragraph" style:parent-style-name="Standard" style:list-style-name="WWNum2">
      <style:paragraph-properties fo:margin-left="0.5in" fo:margin-right="0in" fo:text-align="start" style:justify-single-word="false" fo:text-indent="-0.25in" style:auto-text-indent="false"/>
      <style:text-properties style:font-name="Times New Roman" fo:font-size="12pt" fo:font-weight="normal" officeooo:rsid="00404f0f" officeooo:paragraph-rsid="004356ab" style:font-size-asian="12pt" style:font-weight-asian="normal" style:font-name-complex="Times New Roman1" style:font-size-complex="12pt" style:font-weight-complex="normal"/>
    </style:style>
    <style:style style:name="P77" style:family="paragraph" style:parent-style-name="Standard" style:list-style-name="WWNum2">
      <style:paragraph-properties fo:margin-left="0.5in" fo:margin-right="0in" fo:text-align="start" style:justify-single-word="false" fo:text-indent="-0.25in" style:auto-text-indent="false"/>
      <style:text-properties style:font-name="Times New Roman" fo:font-size="12pt" fo:font-weight="normal" officeooo:rsid="00428811" officeooo:paragraph-rsid="004356ab" style:font-size-asian="12pt" style:font-weight-asian="normal" style:font-name-complex="Times New Roman1" style:font-size-complex="12pt" style:font-weight-complex="normal"/>
    </style:style>
    <style:style style:name="P78" style:family="paragraph" style:parent-style-name="Standard" style:list-style-name="WWNum2">
      <style:paragraph-properties fo:margin-left="0.5in" fo:margin-right="0in" fo:text-align="start" style:justify-single-word="false" fo:text-indent="-0.25in" style:auto-text-indent="false"/>
      <style:text-properties style:font-name="Times New Roman" fo:font-size="12pt" fo:font-weight="normal" officeooo:paragraph-rsid="00456901" style:font-size-asian="12pt" style:font-weight-asian="normal" style:font-name-complex="Times New Roman1" style:font-size-complex="12pt" style:font-weight-complex="normal"/>
    </style:style>
    <style:style style:name="P79" style:family="paragraph" style:parent-style-name="Standard" style:list-style-name="WWNum2">
      <style:paragraph-properties fo:margin-left="0in" fo:margin-right="0in" fo:text-align="start" style:justify-single-word="false" fo:text-indent="0in" style:auto-text-indent="false"/>
      <style:text-properties style:font-name="Times New Roman" fo:font-size="12pt" fo:font-weight="bold" officeooo:rsid="0045b19f" officeooo:paragraph-rsid="0045b19f" style:font-size-asian="12pt" style:font-weight-asian="bold" style:font-name-complex="Times New Roman1" style:font-size-complex="12pt" style:font-weight-complex="bold"/>
    </style:style>
    <style:style style:name="P8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2pt" fo:font-weight="bold" officeooo:rsid="0045b19f" officeooo:paragraph-rsid="0045b19f" style:font-size-asian="12pt" style:font-weight-asian="bold" style:font-name-complex="Times New Roman1" style:font-size-complex="12pt" style:font-weight-complex="bold"/>
    </style:style>
    <style:style style:name="P8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2pt" fo:font-weight="bold" officeooo:paragraph-rsid="0045b19f" style:font-size-asian="12pt" style:font-weight-asian="bold" style:font-name-complex="Times New Roman1" style:font-size-complex="12pt" style:font-weight-complex="bold"/>
    </style:style>
    <style:style style:name="T1" style:family="text">
      <style:text-properties fo:font-size="11pt" style:font-size-asian="11pt" style:font-name-complex="Times New Roman1" style:font-size-complex="11pt"/>
    </style:style>
    <style:style style:name="T2" style:family="text">
      <style:text-properties fo:font-size="11pt" officeooo:rsid="001fc981" style:font-size-asian="11pt" style:font-size-complex="11pt"/>
    </style:style>
    <style:style style:name="T3" style:family="text">
      <style:text-properties fo:font-size="11pt" style:text-underline-style="none" style:font-size-asian="11pt" style:font-name-complex="Times New Roman1" style:font-size-complex="11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name-complex="Times New Roman1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name-complex="Times New Roman1" style:font-weight-complex="bold"/>
    </style:style>
    <style:style style:name="T8" style:family="text">
      <style:text-properties officeooo:rsid="001e6da5"/>
    </style:style>
    <style:style style:name="T9" style:family="text">
      <style:text-properties fo:font-variant="normal" fo:text-transform="none" fo:color="#000000" style:text-line-through-style="none" style:text-line-through-type="none" fo:font-style="normal" fo:font-weight="bold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215f93" style:text-blinking="false" fo:background-color="transparent" loext:char-shading-value="0" style:font-weight-asian="normal" style:font-name-complex="Arial1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22d3c5" style:text-blinking="false" fo:background-color="transparent" loext:char-shading-value="0" style:font-weight-asian="normal" style:font-name-complex="Arial1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15f93" style:text-blinking="false" fo:background-color="transparent" loext:char-shading-value="0" style:font-weight-asian="normal" style:font-name-complex="Arial1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2d3c5" style:text-blinking="false" fo:background-color="transparent" loext:char-shading-value="0" style:font-weight-asian="normal" style:font-name-complex="Arial1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6a142" style:text-blinking="false" fo:background-color="transparent" loext:char-shading-value="0" style:font-weight-asian="normal" style:font-name-complex="Arial1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fo:font-style="normal" style:text-underline-style="none" officeooo:rsid="0022d3c5" style:text-blinking="false" fo:background-color="transparent" loext:char-shading-value="0" style:font-style-asian="normal" style:font-weight-asian="normal" style:font-name-complex="Arial1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solid" style:text-underline-width="auto" style:text-underline-color="font-color" fo:font-weight="bold" officeooo:rsid="0022d3c5" style:text-blinking="false" fo:background-color="transparent" loext:char-shading-value="0" style:font-style-asian="normal" style:font-weight-asian="bold" style:font-name-complex="Arial1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fo:font-style="italic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font-style="italic" style:text-underline-style="none" fo:font-weight="normal" officeooo:rsid="0022d3c5" style:text-blinking="false" fo:background-color="transparent" loext:char-shading-value="0" style:font-weight-asian="normal" style:font-name-complex="Arial1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fo:font-style="italic" style:text-underline-style="none" style:text-blinking="false" fo:background-color="transparent" loext:char-shading-value="0"/>
    </style:style>
    <style:style style:name="T24" style:family="text">
      <style:text-properties style:font-name-complex="Times New Roman1"/>
    </style:style>
    <style:style style:name="T25" style:family="text">
      <style:text-properties officeooo:rsid="001fc981"/>
    </style:style>
    <style:style style:name="T26" style:family="text">
      <style:text-properties style:text-underline-style="none"/>
    </style:style>
    <style:style style:name="T27" style:family="text">
      <style:text-properties style:text-underline-style="none" fo:font-weight="normal" style:font-weight-asian="normal" style:font-name-complex="Arial1" style:font-weight-complex="normal"/>
    </style:style>
    <style:style style:name="T28" style:family="text">
      <style:text-properties style:text-underline-style="none" fo:font-weight="normal" style:font-weight-asian="normal" style:font-weight-complex="normal"/>
    </style:style>
    <style:style style:name="T29" style:family="text">
      <style:text-properties fo:font-weight="normal" style:font-weight-asian="normal" style:font-name-complex="Arial1" style:font-weight-complex="normal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35c345" style:font-weight-asian="normal" style:font-weight-complex="normal"/>
    </style:style>
    <style:style style:name="T32" style:family="text">
      <style:text-properties fo:font-weight="normal" officeooo:rsid="0045b19f" style:font-weight-asian="normal" style:font-weight-complex="normal"/>
    </style:style>
    <style:style style:name="T33" style:family="text">
      <style:text-properties fo:font-weight="normal" officeooo:rsid="00464fd0" style:font-weight-asian="normal" style:font-weight-complex="normal"/>
    </style:style>
    <style:style style:name="T3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35" style:family="text">
      <style:text-properties style:font-name="Times New Roman" fo:font-size="12pt" style:font-size-asian="12pt" style:font-size-complex="12pt"/>
    </style:style>
    <style:style style:name="T36" style:family="text">
      <style:text-properties style:font-name="Times New Roman" fo:font-size="12pt" officeooo:rsid="002e05e5" style:font-size-asian="12pt" style:font-size-complex="12pt"/>
    </style:style>
    <style:style style:name="T37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8" style:family="text"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9" style:family="text">
      <style:text-properties style:text-underline-style="solid" style:text-underline-width="auto" style:text-underline-color="font-color" fo:font-weight="bold" style:font-weight-asian="bold" style:font-name-complex="Arial1" style:font-weight-complex="bold"/>
    </style:style>
    <style:style style:name="T40" style:family="text">
      <style:text-properties style:text-underline-style="solid" style:text-underline-width="auto" style:text-underline-color="font-color" fo:font-weight="bold" officeooo:rsid="00394c40" style:font-weight-asian="bold" style:font-name-complex="Arial1" style:font-weight-complex="bold"/>
    </style:style>
    <style:style style:name="T41" style:family="text">
      <style:text-properties officeooo:rsid="003078fc"/>
    </style:style>
    <style:style style:name="T42" style:family="text">
      <style:text-properties officeooo:rsid="004356ab"/>
    </style:style>
    <style:style style:name="T43" style:family="text">
      <style:text-properties officeooo:rsid="0045b19f"/>
    </style:style>
    <style:style style:name="T44" style:family="text">
      <style:text-properties officeooo:rsid="00464fd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Matthew Mejia</text:p>
      <text:p text:style-name="P14">Pasadena, CA 91107</text:p>
      <text:p text:style-name="P14">Cell: 626.823.6452</text:p>
      <text:p text:style-name="P15"><text:span text:style-name="T25">LinkedIn: </text:span><text:a xlink:type="simple" xlink:href="https://www.linkedin.com/in/matthew-mejia-bba6a1104/" text:style-name="Internet_20_link" text:visited-style-name="Visited_20_Internet_20_Link"><text:span text:style-name="T25">https://www.linkedin.com/in/matthew-mejia-bba6a1104/</text:span></text:a></text:p>
      <text:p text:style-name="P17"><text:span text:style-name="T1"><text:tab/>Email: </text:span><text:a xlink:type="simple" xlink:href="mailto:mattcmej@gmail.com" text:style-name="Internet_20_link" text:visited-style-name="Visited_20_Internet_20_Link"><text:span text:style-name="Internet_20_link"><text:span text:style-name="T1">mattcmej@gmail.com</text:span></text:span></text:a><text:span text:style-name="Internet_20_link"><text:span text:style-name="T3"><text:tab/><text:tab/></text:span></text:span><text:span text:style-name="T2">GitHub: </text:span><text:a xlink:type="simple" xlink:href="https://github.com/Mattmej" text:style-name="Internet_20_link" text:visited-style-name="Visited_20_Internet_20_Link"><text:span text:style-name="T2">https://github.com/Mattmej</text:span></text:a><text:span text:style-name="T2"><text:tab/></text:span></text:p>
      <text:p text:style-name="P16"/>
      <text:p text:style-name="P18"/>
      <text:p text:style-name="P24">Full-Stack Web Developer experienced in jQuery, React.js, and Express.js. Strengths in back-end development, <text:span text:style-name="T8">quick language learning, and </text:span>interpersonal skills.</text:p>
      <text:p text:style-name="P24"/>
      <text:p text:style-name="P25"/>
      <text:p text:style-name="P23"><text:span text:style-name="T40">Technical</text:span><text:span text:style-name="T39"> Skills</text:span><text:span text:style-name="T29">_____________________________________________________________</text:span></text:p>
      <text:list xml:id="list1094135235" text:style-name="WWNum2">
        <text:list-header>
          <text:p text:style-name="P74"/>
          <text:p text:style-name="P79">Front-End: <text:span text:style-name="T30">HTML, CSS, JavaScript, Handlebars.js, jQuery, Bootstrap</text:span></text:p>
        </text:list-header>
      </text:list>
      <text:p text:style-name="P80"><text:span text:style-name="T30"/></text:p>
      <text:p text:style-name="P80">Back-End: <text:span text:style-name="T30">Node.js, Node Package Manager, Yarn Package Manager, Express.js, React.js, SQL, MongoDB, Firebase, Java, C</text:span></text:p>
      <text:p text:style-name="P80"><text:span text:style-name="T30"/></text:p>
      <text:p text:style-name="P81"><text:span text:style-name="T43">Hosting Services: </text:span><text:span text:style-name="T32">GitHub, Heroku</text:span></text:p>
      <text:p text:style-name="P51"/>
      <text:p text:style-name="P69"><text:span text:style-name="T44">Other Skills: </text:span><text:span text:style-name="T33">Microsoft Word, Microsoft Excel, Microsoft PowerPoint, DipTrace PCB Design Software, Soldering on Circuit Boards, MuseScore Music Score Writing Software, Sylvan iPad Software</text:span></text:p>
      <text:p text:style-name="P25"/>
      <text:p text:style-name="P25"/>
      <text:p text:style-name="P21"><text:span text:style-name="T39">Education</text:span><text:span text:style-name="T29">__________________________________________________________________</text:span></text:p>
      <text:p text:style-name="P56"/>
      <text:p text:style-name="P7"><text:bookmark text:name="docs-internal-guid-a4529dc5-958a-f9e4-b3a4-3e2665d7538d"/>UCLA Full-Stack Web Development Boot Camp, Los Angeles, California (2018)</text:p>
      <text:p text:style-name="P8"><text:bookmark text:name="docs-internal-guid-ce4bcd5b-958e-b877-9989-63dbff54e2bd"/>GitHub, HTML, CSS, Bootstrap, JavaScript, jQuery, Firebase, Node.js, Node Package Manager, <text:span text:style-name="T42">Express.js, Heroku, SQL, MongoDB, React.js, Handlebars.js</text:span></text:p>
      <text:p text:style-name="P2"/>
      <text:p text:style-name="P19">Occidental College, Los Angeles, California (class of 2015)</text:p>
      <text:p text:style-name="P21"><text:span text:style-name="T7">Major:</text:span><text:span text:style-name="T24"> </text:span><text:span text:style-name="T5">Physics with Mathematics emphasis</text:span></text:p>
      <text:p text:style-name="P12"><text:bookmark text:name="docs-internal-guid-d926bd4a-958f-bff8-bc12-2e7f67bda372"/>Introductory Mechanics, Waves and Optics, Introductory Electromagnetism, Modern Physics, Thermal Physics, Simulations in Physics (Programming Class), Math Methods in Physics, Solar Panel Independent Study</text:p>
      <text:p text:style-name="P2"/>
      <text:p text:style-name="P21"><text:span text:style-name="T7">Minor:</text:span><text:span text:style-name="T24"> </text:span><text:span text:style-name="T5">Mathematics</text:span></text:p>
      <text:p text:style-name="P26">College Calculus, Linear Algebra, Multivariable Calculus, Discrete Mathematics, Graph Theory, Ordinary Differential Equations</text:p>
      <text:p text:style-name="P26"/>
      <text:p text:style-name="P26"/>
      <text:p text:style-name="P33">Apps Built / <text:span text:style-name="T41">Projects</text:span><text:span text:style-name="T28">____________________________________________________________</text:span></text:p>
      <text:p text:style-name="P58"/>
      <text:p text:style-name="P34"><text:span text:style-name="T26">North Hollywood Church Website </text:span><text:span text:style-name="T28">(</text:span><text:a xlink:type="simple" xlink:href="https://528491.github.io/Project-1/" text:style-name="Internet_20_link" text:visited-style-name="Visited_20_Internet_20_Link">https://528491.github.io/Project-1/</text:a><text:span text:style-name="T28">)</text:span></text:p>
      <text:list xml:id="list3615084556" text:style-name="L1">
        <text:list-item>
          <text:p text:style-name="P59">A homepage that interfaces with the Facebook, Google Maps, and YouTube APIs.</text:p>
        </text:list-item>
        <text:list-item>
          <text:p text:style-name="P59">Designed for a Vietnamese church in North Hollywood</text:p>
        </text:list-item>
      </text:list>
      <text:list xml:id="list3199273624" text:style-name="L2">
        <text:list-item>
          <text:p text:style-name="P61"><text:soft-page-break/>My Role: Programmed YouTube video display using YouTube API</text:p>
        </text:list-item>
      </text:list>
      <text:p text:style-name="P62"/>
      <text:p text:style-name="P31">Full-Stack-Burger <text:span text:style-name="T30">(</text:span><text:a xlink:type="simple" xlink:href="https://aqueous-meadow-48894.herokuapp.com/" text:style-name="Internet_20_link" text:visited-style-name="Visited_20_Internet_20_Link"><text:span text:style-name="T30">https://aqueous-meadow-48894.herokuapp.com/</text:span></text:a><text:span text:style-name="T30">)</text:span></text:p>
      <text:list xml:id="list2931152846" text:style-name="L3">
        <text:list-item>
          <text:p text:style-name="P64">A full-stack application that connects to a SQL database</text:p>
        </text:list-item>
        <text:list-item>
          <text:p text:style-name="P64">Can add values to the database’s table via an input box on the webpage.</text:p>
        </text:list-item>
        <text:list-item>
          <text:p text:style-name="P64">Can edit the table’s values by clicking a button.</text:p>
        </text:list-item>
        <text:list-item>
          <text:p text:style-name="P65">Webpage updates when database info is updated</text:p>
        </text:list-item>
      </text:list>
      <text:p text:style-name="P66"/>
      <text:p text:style-name="P32">Star Wars RPG <text:span text:style-name="T30">(</text:span><text:a xlink:type="simple" xlink:href="https://mattmej.github.io/week-4-game/" text:style-name="Internet_20_link" text:visited-style-name="Visited_20_Internet_20_Link"><text:span text:style-name="T30">https://mattmej.github.io/week-4-game/</text:span></text:a><text:span text:style-name="T30">)</text:span></text:p>
      <text:list xml:id="list607158962" text:style-name="L4">
        <text:list-item>
          <text:p text:style-name="P67">A front-end game that uses jQuery to handle various events and conditions.</text:p>
        </text:list-item>
        <text:list-item>
          <text:p text:style-name="P63"><text:span text:style-name="T30">Has </text:span><text:span text:style-name="T31">characters, </text:span><text:span text:style-name="T30">consistent rules, </text:span><text:span text:style-name="T31">and </text:span><text:span text:style-name="T30">winning and losing conditions.</text:span></text:p>
        </text:list-item>
        <text:list-item>
          <text:p text:style-name="P68">User can achieve winning condition using any character.</text:p>
        </text:list-item>
      </text:list>
      <text:p text:style-name="P58"/>
      <text:p text:style-name="P20">Liri Node App <text:span text:style-name="T30">(</text:span><text:a xlink:type="simple" xlink:href="https://github.com/Mattmej/liri-node-app" text:style-name="Internet_20_link" text:visited-style-name="Visited_20_Internet_20_Link"><text:span text:style-name="T30">https://github.com/Mattmej/liri-node-app</text:span></text:a><text:span text:style-name="T30">)</text:span></text:p>
      <text:list xml:id="list3846906247" text:style-name="L5">
        <text:list-item>
          <text:p text:style-name="P54">A back-end application that uses Node packages and APIs to perform four functions</text:p>
        </text:list-item>
      </text:list>
      <text:list xml:id="list3212234476" text:style-name="L6">
        <text:list-item>
          <text:list>
            <text:list-item>
              <text:p text:style-name="P55">Check the last 20 tweets on their Twitter</text:p>
            </text:list-item>
            <text:list-item>
              <text:p text:style-name="P55">Look up a song on Spotify</text:p>
            </text:list-item>
            <text:list-item>
              <text:p text:style-name="P55">Look up the information of a movie</text:p>
            </text:list-item>
            <text:list-item>
              <text:p text:style-name="P55">Read a text file’s arguments and run a valid argument in the file</text:p>
            </text:list-item>
          </text:list>
        </text:list-item>
      </text:list>
      <text:p text:style-name="P52"/>
      <text:p text:style-name="P21"><text:span text:style-name="T39">Professional Experience</text:span><text:span text:style-name="T27">_____________________________________________________</text:span></text:p>
      <text:p text:style-name="P30"/>
      <text:p text:style-name="P1"><text:bookmark text:name="docs-internal-guid-e599ad35-95b7-94aa-c592-e9056871d360"/><text:span text:style-name="T9">Sylvan EDGE Instructor, </text:span><text:span text:style-name="T21">Sylvan Learning, </text:span><text:span text:style-name="T10">Woodland Hills, CA</text:span></text:p>
      <text:list xml:id="list2912834864" text:style-name="L7">
        <text:list-item>
          <text:p text:style-name="P37"><text:bookmark text:name="docs-internal-guid-72b97d35-95b8-18e7-3e87-3be347d0f5c0"/>October 2016 – April 2017</text:p>
        </text:list-item>
        <text:list-item>
          <text:p text:style-name="P39">Taught grade-school children robotics with Lego kits and laptops</text:p>
        </text:list-item>
        <text:list-item>
          <text:p text:style-name="P39">Instructed middle- and high-school students in math, english, and science.</text:p>
        </text:list-item>
      </text:list>
      <text:p text:style-name="P9"/>
      <text:p text:style-name="P22"><text:bookmark text:name="docs-internal-guid-a21ddd31-95b9-bc42-3b39-2685932dd330"/><text:span text:style-name="T12">Tutor, </text:span><text:span text:style-name="T15">San Marino, CA </text:span></text:p>
      <text:list xml:id="list662053043" text:style-name="L8">
        <text:list-item>
          <text:p text:style-name="P38"><text:bookmark text:name="docs-internal-guid-290d392e-95b9-d132-5027-277938f20cbc"/>October 2016 – present</text:p>
        </text:list-item>
        <text:list-item>
          <text:p text:style-name="P40"><text:bookmark text:name="docs-internal-guid-9a0fe0c2-95b9-f94f-d784-24a3c01c919c"/>Independently tutoring high school students in physics, calculus, and math SAT prep.</text:p>
        </text:list-item>
        <text:list-item>
          <text:p text:style-name="P42"><text:span text:style-name="T16">Buil</text:span><text:span text:style-name="T17">ding</text:span><text:span text:style-name="T16"> my attention to detail and problem-solving skills</text:span></text:p>
        </text:list-item>
      </text:list>
      <text:p text:style-name="P10"/>
      <text:p text:style-name="P3"><text:bookmark text:name="docs-internal-guid-a20278a3-95bb-c664-508c-8452a127dad6"/><text:span text:style-name="T13">Substitute Teacher, </text:span><text:span text:style-name="T22">Flintridge Preparatory School, </text:span><text:span text:style-name="T14">La Cañada Flintridge, CA</text:span></text:p>
      <text:list xml:id="list375780700" text:style-name="L9">
        <text:list-item>
          <text:p text:style-name="P70"><text:bookmark text:name="docs-internal-guid-01af6d18-95bc-18f5-0c37-370ebda484d4"/><text:span text:style-name="T11">January 2016 – present</text:span><text:span text:style-name="T14"> </text:span></text:p>
        </text:list-item>
        <text:list-item>
          <text:p text:style-name="P71"><text:bookmark text:name="docs-internal-guid-4f6910f8-95bc-3855-80f5-88782fc538bb"/>Teaching as a substitute teacher for high school students in many subjects, but especially in math and physics. </text:p>
        </text:list-item>
        <text:list-item>
          <text:p text:style-name="P73">Taught an AP Calculus course for a total of 60 students for half of a semester.</text:p>
        </text:list-item>
      </text:list>
      <text:p text:style-name="P35"/>
      <text:p text:style-name="P28"><text:bookmark text:name="docs-internal-guid-a86f0820-95bc-c7d3-6a1e-5400adf0eca4"/><text:span text:style-name="T11">Tutor, </text:span><text:span text:style-name="T23">Perfect Fit College Consultants, </text:span><text:span text:style-name="T18">San Marino, CA </text:span></text:p>
      <text:list xml:id="list4234124421" text:style-name="L10">
        <text:list-item>
          <text:p text:style-name="P57"><text:bookmark text:name="docs-internal-guid-122a696b-95bd-0e91-a3ec-6d099ce307f2"/><text:span text:style-name="T11">May 2015 – October 2016</text:span><text:span text:style-name="T18"> </text:span></text:p>
        </text:list-item>
        <text:list-item>
          <text:p text:style-name="P72"><text:bookmark text:name="docs-internal-guid-5741aeec-95bd-2584-ae54-b3a0e405cdc0"/>Tutored high school students in physics, calculus, and math SAT prep. </text:p>
        </text:list-item>
        <text:list-item>
          <text:p text:style-name="P41">Built my attention to detail and problem-solving skills.</text:p>
        </text:list-item>
      </text:list>
      <text:p text:style-name="P11"/>
      <text:p text:style-name="P29"><text:span text:style-name="T20">Volunteer Experience</text:span><text:span text:style-name="T19">__________________________________________________________</text:span></text:p>
      <text:p text:style-name="P13"/>
      <text:p text:style-name="P4"><text:soft-page-break/><text:span text:style-name="T6">Solar Cup Workshop Instructor</text:span>, <text:span text:style-name="T4">Metropolitan Water District of Southern California</text:span>, Los Angeles, CA</text:p>
      <text:list xml:id="list1148340279" text:style-name="L11">
        <text:list-item>
          <text:p text:style-name="P44">December 13, 2014</text:p>
        </text:list-item>
        <text:list-item>
          <text:p text:style-name="P46">Ran a workshop which taught high-school students about electrical circuits.</text:p>
        </text:list-item>
      </text:list>
      <text:p text:style-name="P5"/>
      <text:p text:style-name="P6"><text:span text:style-name="T37">Solar Panel Programmer</text:span><text:span text:style-name="T34">, </text:span><text:span text:style-name="T38">Occidental College</text:span><text:span text:style-name="T34">, Los Angeles, CA</text:span></text:p>
      <text:list xml:id="list2488175170" text:style-name="L12">
        <text:list-item>
          <text:p text:style-name="P45">June 2013 – December 2013</text:p>
        </text:list-item>
        <text:list-item>
          <text:p text:style-name="P43">Created a schematic for a solar panel power tester.</text:p>
        </text:list-item>
        <text:list-item>
          <text:p text:style-name="P47"><text:span text:style-name="T36">D</text:span><text:span text:style-name="T35">eveloped the program which the device uses.<text:line-break/></text:span></text:p>
        </text:list-item>
      </text:list>
      <text:p text:style-name="P27"/>
      <text:p text:style-name="P60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in" fo:margin-bottom="0in" loext:contextual-spacing="false" fo:line-height="120%" fo:background-color="transparent" style:writing-mode="pag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99" style:display-name="ListLabel 199" style:family="text">
      <style:text-properties fo:font-size="11pt" fo:font-weight="normal" style:font-size-asian="11pt" style:font-weight-asian="normal" style:font-name-complex="Symbol1" style:font-family-complex="Symbol" style:font-family-generic-complex="system" style:font-pitch-complex="variable" style:font-size-complex="12pt"/>
    </style:style>
    <style:style style:name="ListLabel_20_200" style:display-name="ListLabel 200" style:family="text">
      <style:text-properties style:font-name-complex="OpenSymbol2" style:font-family-complex="OpenSymbol" style:font-family-generic-complex="system" style:font-pitch-complex="variable"/>
    </style:style>
    <style:style style:name="ListLabel_20_201" style:display-name="ListLabel 201" style:family="text">
      <style:text-properties style:font-name-complex="OpenSymbol2" style:font-family-complex="OpenSymbol" style:font-family-generic-complex="system" style:font-pitch-complex="variable"/>
    </style:style>
    <style:style style:name="ListLabel_20_202" style:display-name="ListLabel 202" style:family="text">
      <style:text-properties fo:font-size="12pt" style:font-size-asian="12pt" style:font-name-complex="Symbol1" style:font-family-complex="Symbol" style:font-family-generic-complex="system" style:font-pitch-complex="variable" style:font-size-complex="12pt"/>
    </style:style>
    <style:style style:name="ListLabel_20_203" style:display-name="ListLabel 203" style:family="text">
      <style:text-properties style:font-name-complex="OpenSymbol2" style:font-family-complex="OpenSymbol" style:font-family-generic-complex="system" style:font-pitch-complex="variable"/>
    </style:style>
    <style:style style:name="ListLabel_20_204" style:display-name="ListLabel 204" style:family="text">
      <style:text-properties style:font-name-complex="OpenSymbol2" style:font-family-complex="OpenSymbol" style:font-family-generic-complex="system" style:font-pitch-complex="variable"/>
    </style:style>
    <style:style style:name="ListLabel_20_205" style:display-name="ListLabel 205" style:family="text">
      <style:text-properties fo:font-size="12pt" style:font-size-asian="12pt" style:font-name-complex="Symbol1" style:font-family-complex="Symbol" style:font-family-generic-complex="system" style:font-pitch-complex="variable" style:font-size-complex="12pt"/>
    </style:style>
    <style:style style:name="ListLabel_20_206" style:display-name="ListLabel 206" style:family="text">
      <style:text-properties style:font-name-complex="OpenSymbol2" style:font-family-complex="OpenSymbol" style:font-family-generic-complex="system" style:font-pitch-complex="variable"/>
    </style:style>
    <style:style style:name="ListLabel_20_207" style:display-name="ListLabel 207" style:family="text">
      <style:text-properties style:font-name-complex="OpenSymbol2" style:font-family-complex="OpenSymbol" style:font-family-generic-complex="system" style:font-pitch-complex="variable"/>
    </style:style>
    <style:style style:name="ListLabel_20_208" style:display-name="ListLabel 208" style:family="text">
      <style:text-properties fo:font-size="11pt" fo:font-weight="normal" style:font-size-asian="11pt" style:font-weight-asian="normal" style:font-name-complex="Symbol1" style:font-family-complex="Symbol" style:font-family-generic-complex="system" style:font-pitch-complex="variable" style:font-size-complex="12pt"/>
    </style:style>
    <style:style style:name="ListLabel_20_209" style:display-name="ListLabel 209" style:family="text">
      <style:text-properties style:font-name-complex="OpenSymbol2" style:font-family-complex="OpenSymbol" style:font-family-generic-complex="system" style:font-pitch-complex="variable"/>
    </style:style>
    <style:style style:name="ListLabel_20_210" style:display-name="ListLabel 210" style:family="text">
      <style:text-properties style:font-name-complex="OpenSymbol2" style:font-family-complex="OpenSymbol" style:font-family-generic-complex="system" style:font-pitch-complex="variable"/>
    </style:style>
    <style:style style:name="ListLabel_20_211" style:display-name="ListLabel 211" style:family="text">
      <style:text-properties fo:font-size="12pt" style:font-size-asian="12pt" style:font-name-complex="Symbol1" style:font-family-complex="Symbol" style:font-family-generic-complex="system" style:font-pitch-complex="variable" style:font-size-complex="12pt"/>
    </style:style>
    <style:style style:name="ListLabel_20_212" style:display-name="ListLabel 212" style:family="text">
      <style:text-properties style:font-name-complex="OpenSymbol2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-complex="OpenSymbol2" style:font-family-complex="OpenSymbol" style:font-family-generic-complex="system" style:font-pitch-complex="variable"/>
    </style:style>
    <style:style style:name="ListLabel_20_214" style:display-name="ListLabel 214" style:family="text">
      <style:text-properties fo:font-size="12pt" style:font-size-asian="12pt" style:font-name-complex="Symbol1" style:font-family-complex="Symbol" style:font-family-generic-complex="system" style:font-pitch-complex="variable" style:font-size-complex="12pt"/>
    </style:style>
    <style:style style:name="ListLabel_20_215" style:display-name="ListLabel 215" style:family="text">
      <style:text-properties style:font-name-complex="OpenSymbol2" style:font-family-complex="OpenSymbol" style:font-family-generic-complex="system" style:font-pitch-complex="variable"/>
    </style:style>
    <style:style style:name="ListLabel_20_216" style:display-name="ListLabel 216" style:family="text">
      <style:text-properties style:font-name-complex="OpenSymbol2" style:font-family-complex="OpenSymbol" style:font-family-generic-complex="system" style:font-pitch-complex="variable"/>
    </style:style>
    <style:style style:name="ListLabel_20_217" style:display-name="ListLabel 217" style:family="text">
      <style:text-properties fo:font-size="11pt" fo:font-weight="normal" style:font-size-asian="11pt" style:font-weight-asian="normal" style:font-name-complex="Symbol1" style:font-family-complex="Symbol" style:font-family-generic-complex="system" style:font-pitch-complex="variable"/>
    </style:style>
    <style:style style:name="ListLabel_20_218" style:display-name="ListLabel 218" style:family="text">
      <style:text-properties style:font-name-complex="OpenSymbol2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-complex="OpenSymbol2" style:font-family-complex="OpenSymbol" style:font-family-generic-complex="system" style:font-pitch-complex="variable"/>
    </style:style>
    <style:style style:name="ListLabel_20_220" style:display-name="ListLabel 220" style:family="text">
      <style:text-properties style:font-name-complex="Symbol1" style:font-family-complex="Symbol" style:font-family-generic-complex="system" style:font-pitch-complex="variable"/>
    </style:style>
    <style:style style:name="ListLabel_20_221" style:display-name="ListLabel 221" style:family="text">
      <style:text-properties style:font-name-complex="OpenSymbol2" style:font-family-complex="OpenSymbol" style:font-family-generic-complex="system" style:font-pitch-complex="variable"/>
    </style:style>
    <style:style style:name="ListLabel_20_222" style:display-name="ListLabel 222" style:family="text">
      <style:text-properties style:font-name-complex="OpenSymbol2" style:font-family-complex="OpenSymbol" style:font-family-generic-complex="system" style:font-pitch-complex="variable"/>
    </style:style>
    <style:style style:name="ListLabel_20_223" style:display-name="ListLabel 223" style:family="text">
      <style:text-properties style:font-name-complex="Symbol1" style:font-family-complex="Symbol" style:font-family-generic-complex="system" style:font-pitch-complex="variable"/>
    </style:style>
    <style:style style:name="ListLabel_20_224" style:display-name="ListLabel 224" style:family="text">
      <style:text-properties style:font-name-complex="OpenSymbol2" style:font-family-complex="OpenSymbol" style:font-family-generic-complex="system" style:font-pitch-complex="variable"/>
    </style:style>
    <style:style style:name="ListLabel_20_225" style:display-name="ListLabel 225" style:family="text">
      <style:text-properties style:font-name-complex="OpenSymbol2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9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20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20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0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20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20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0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20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0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21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21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1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21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21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1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21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21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1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219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22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2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222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22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24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22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16:53:49.190000000</meta:creation-date>
    <dc:date>2018-07-21T13:57:18.387000000</dc:date>
    <meta:editing-duration>PT12H6M58S</meta:editing-duration>
    <meta:editing-cycles>39</meta:editing-cycles>
    <meta:generator>LibreOffice/5.3.6.1$Windows_X86_64 LibreOffice_project/686f202eff87ef707079aeb7f485847613344eb7</meta:generator>
    <meta:document-statistic meta:table-count="0" meta:image-count="0" meta:object-count="0" meta:page-count="3" meta:paragraph-count="65" meta:word-count="554" meta:character-count="4190" meta:non-whitespace-character-count="3719"/>
  </office:meta>
</office:document-meta>
</file>